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cm" svg:height="2.1cm" svg:x="1.553cm" svg:y="5cm">
          <text:p text:style-name="P1">hpk.dic<text:line-break/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847cm" svg:height="2.1cm" svg:x="1.553cm" svg:y="9.8cm">
          <text:p text:style-name="P1">baseline.aff<text:line-break/>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2.1cm" svg:x="6.2cm" svg:y="6.6cm">
          <text:p text:style-name="P1">dicaff_to_dicaff</text:p>
          <text:p text:style-name="P1">.py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6cm" svg:y1="6cm" svg:x2="6.2cm" svg:y2="7.6cm">
          <text:p/>
        </draw:line>
        <draw:custom-shape draw:style-name="gr1" draw:text-style-name="P1" draw:layer="layout" svg:width="2.1cm" svg:height="2.1cm" svg:x="12.6cm" svg:y="4cm">
          <text:p text:style-name="P1">hpk.dic<text:line-break/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1cm" svg:height="2.1cm" svg:x="12.6cm" svg:y="6.7cm">
          <text:p text:style-name="P2"><text:span text:style-name="T1">hpk.sup</text:span><text:span text:style-name="T1"><text:line-break/></text:span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1cm" svg:height="2.1cm" svg:x="12.6cm" svg:y="9.6cm">
          <text:p text:style-name="P1">hpk.aff<text:line-break/>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.5cm" svg:y1="9.8cm" svg:x2="6.1cm" svg:y2="8.2cm">
          <text:p/>
        </draw:line>
        <draw:custom-shape draw:style-name="gr2" draw:text-style-name="P1" draw:layer="layout" svg:width="4.964cm" svg:height="2.1cm" svg:x="15.536cm" svg:y="6.632cm">
          <text:p text:style-name="P1">add_new_words</text:p>
          <text:p text:style-name="P1">.p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7cm" svg:height="2.1cm" svg:x="16.2cm" svg:y="12cm">
          <text:p text:style-name="P1">new_words<text:line-break/>fil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cm" svg:height="1.673cm" svg:x="13.2cm" svg:y="14.7cm">
          <draw:text-box>
            <text:p>The name for the new_words is fo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0:48:29.895097283</meta:creation-date>
    <dc:date>2016-12-19T18:42:26.911401321</dc:date>
    <meta:editing-duration>PT1H34M18S</meta:editing-duration>
    <meta:editing-cycles>9</meta:editing-cycles>
    <meta:generator>LibreOffice/4.2.8.2$Linux_X86_64 LibreOffice_project/420m0$Build-2</meta:generator>
    <meta:document-statistic meta:object-count="11"/>
  </office:meta>
</office:document-meta>
</file>